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2" style:family="graphic" style:parent-style-name="standard">
      <style:graphic-properties draw:textarea-horizontal-align="justify" draw:textarea-vertical-align="middle" draw:auto-grow-height="false" fo:min-height="2.554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2.2cm" svg:x="1.5cm" svg:y="1.5cm">
          <text:p text:style-name="P1">Shadow C5/C6 H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.2cm" svg:x="1.5cm" svg:y="7.3cm">
          <text:p text:style-name="P1">Control Computer / </text:p>
          <text:p text:style-name="P1">Line-Based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.2cm" svg:x="1.5cm" svg:y="13.1cm">
          <text:p text:style-name="P1">hand_proxy ROS 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3.5cm" svg:x="4cm" svg:y="3.7cm">
          <text:p text:style-name="P1"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cm" svg:height="3.5cm" svg:x="4.001cm" svg:y="9.501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1.84cm" svg:height="0.962cm" svg:x="5.7cm" svg:y="5cm">
          <draw:text-box>
            <text:p>CAN</text:p>
          </draw:text-box>
        </draw:frame>
        <draw:frame draw:style-name="gr3" draw:text-style-name="P2" draw:layer="layout" svg:width="5.569cm" svg:height="0.962cm" svg:x="5.5cm" svg:y="10.8cm">
          <draw:text-box>
            <text:p>Telnet/Line-Ba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2:12:23.831000000</meta:creation-date>
    <dc:date>2018-03-08T12:22:29.317000000</dc:date>
    <meta:editing-duration>PT10M7S</meta:editing-duration>
    <meta:editing-cycles>1</meta:editing-cycles>
    <meta:document-statistic meta:object-count="7"/>
    <meta:generator>LibreOffice/5.4.5.1$Windows_X86_64 LibreOffice_project/79c9829dd5d8054ec39a82dc51cd9eff340dbee8</meta:generator>
  </office:meta>
</office:document-meta>
</file>